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61b77" officeooo:paragraph-rsid="00161b77"/>
    </style:style>
    <style:style style:name="P2" style:family="paragraph" style:parent-style-name="Standard">
      <style:paragraph-properties fo:text-align="justify" style:justify-single-word="false"/>
      <style:text-properties officeooo:rsid="0018a5c0" officeooo:paragraph-rsid="0018a5c0"/>
    </style:style>
    <style:style style:name="P3" style:family="paragraph" style:parent-style-name="Standard">
      <style:paragraph-properties fo:text-align="justify" style:justify-single-word="false"/>
      <style:text-properties officeooo:rsid="00192d2d" officeooo:paragraph-rsid="00192d2d"/>
    </style:style>
    <style:style style:name="P4" style:family="paragraph" style:parent-style-name="Standard">
      <style:paragraph-properties fo:text-align="justify" style:justify-single-word="false"/>
      <style:text-properties officeooo:rsid="000a0da2" officeooo:paragraph-rsid="000a0da2"/>
    </style:style>
    <style:style style:name="P5" style:family="paragraph" style:parent-style-name="Standard">
      <style:paragraph-properties fo:text-align="justify" style:justify-single-word="false"/>
      <style:text-properties officeooo:rsid="000b8b2e" officeooo:paragraph-rsid="000b8b2e"/>
    </style:style>
    <style:style style:name="P6" style:family="paragraph" style:parent-style-name="Standard">
      <style:paragraph-properties fo:text-align="justify" style:justify-single-word="false"/>
      <style:text-properties officeooo:rsid="000c0fc0" officeooo:paragraph-rsid="000c0fc0"/>
    </style:style>
    <style:style style:name="P7" style:family="paragraph" style:parent-style-name="Standard">
      <style:paragraph-properties fo:text-align="justify" style:justify-single-word="false"/>
      <style:text-properties officeooo:rsid="000ccfaf" officeooo:paragraph-rsid="000ccfaf"/>
    </style:style>
    <style:style style:name="P8" style:family="paragraph" style:parent-style-name="Standard">
      <style:paragraph-properties fo:text-align="justify" style:justify-single-word="false"/>
      <style:text-properties officeooo:rsid="00109256" officeooo:paragraph-rsid="00109256"/>
    </style:style>
    <style:style style:name="P9" style:family="paragraph" style:parent-style-name="Standard">
      <style:paragraph-properties fo:text-align="justify" style:justify-single-word="false"/>
      <style:text-properties officeooo:rsid="0013f7e8" officeooo:paragraph-rsid="0013f7e8"/>
    </style:style>
    <style:style style:name="P10" style:family="paragraph" style:parent-style-name="Standard">
      <style:paragraph-properties fo:text-align="justify" style:justify-single-word="false"/>
      <style:text-properties officeooo:rsid="0014bf38" officeooo:paragraph-rsid="0014bf38"/>
    </style:style>
    <style:style style:name="P11" style:family="paragraph" style:parent-style-name="Standard">
      <style:paragraph-properties fo:text-align="justify" style:justify-single-word="false"/>
      <style:text-properties fo:color="#ff6600" fo:font-size="14pt" fo:font-weight="bold" officeooo:rsid="002269d6" officeooo:paragraph-rsid="002269d6"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color="#ff6600" fo:font-size="14pt" fo:font-weight="bold" officeooo:rsid="002269d6" officeooo:paragraph-rsid="00297113"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color="#ff6600" fo:font-size="14pt" fo:font-weight="bold" officeooo:rsid="0024ed96" officeooo:paragraph-rsid="0024ed96"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color="#ff6600" fo:font-size="14pt" fo:font-weight="bold" officeooo:rsid="00271287" officeooo:paragraph-rsid="00271287"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color="#ff6600" fo:font-size="14pt" fo:font-weight="bold" officeooo:rsid="002af971" officeooo:paragraph-rsid="002af971"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color="#ff6600" fo:font-size="14pt" fo:font-weight="bold" officeooo:rsid="00384b1c" officeooo:paragraph-rsid="00384b1c"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color="#000000" fo:font-size="12pt" fo:font-weight="bold" officeooo:rsid="003c2345" officeooo:paragraph-rsid="003c2345"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color="#000000" fo:font-size="12pt" fo:font-weight="bold" officeooo:rsid="003cf1f1" officeooo:paragraph-rsid="003cf1f1"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color="#000000" fo:font-size="12pt" fo:font-weight="bold" officeooo:rsid="003ee12e" officeooo:paragraph-rsid="003ee12e"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color="#000000" fo:font-size="12pt" fo:font-weight="bold" officeooo:rsid="00405241" officeooo:paragraph-rsid="00405241"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color="#000000" fo:font-size="12pt" fo:font-weight="bold" officeooo:rsid="0040603b" officeooo:paragraph-rsid="0040603b"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color="#000000" fo:font-size="12pt" fo:font-weight="bold" officeooo:rsid="0041132c" officeooo:paragraph-rsid="0041132c"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color="#000000" fo:font-size="12pt" fo:font-weight="bold" officeooo:rsid="0045ab83" officeooo:paragraph-rsid="0045ab83"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color="#000000" fo:font-size="12pt" fo:font-weight="bold" officeooo:rsid="004683a7" officeooo:paragraph-rsid="004683a7"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color="#000000" fo:font-size="12pt" fo:font-weight="bold" officeooo:rsid="00494de5" officeooo:paragraph-rsid="00494de5"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color="#000000" fo:font-size="12pt" fo:font-weight="bold" officeooo:rsid="00569542" officeooo:paragraph-rsid="00569542"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color="#000000" fo:font-size="12pt" fo:font-weight="bold" officeooo:rsid="005f2ff2" officeooo:paragraph-rsid="00600afe"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color="#000000" fo:font-size="12pt" fo:font-weight="bold" officeooo:rsid="00628e40" officeooo:paragraph-rsid="00628e40"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color="#000000" fo:font-size="12pt" fo:font-weight="bold" officeooo:rsid="006462f2" officeooo:paragraph-rsid="006462f2"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color="#000000" fo:font-size="12pt" fo:font-weight="bold" officeooo:rsid="00647d25" officeooo:paragraph-rsid="00647d25"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color="#000000" fo:font-size="12pt" fo:font-weight="bold" officeooo:rsid="00684aa1" officeooo:paragraph-rsid="00684aa1"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color="#000000" fo:font-size="12pt" fo:font-weight="bold" officeooo:rsid="006b1576" officeooo:paragraph-rsid="006b1576"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color="#000000" fo:font-size="12pt" fo:font-weight="bold" officeooo:rsid="0077a9d2" officeooo:paragraph-rsid="0077a9d2" style:font-size-asian="12pt" style:font-weight-asian="bold" style:font-size-complex="12pt" style:font-weight-complex="bold"/>
    </style:style>
    <style:style style:name="P34" style:family="paragraph" style:parent-style-name="Standard">
      <style:paragraph-properties fo:text-align="justify" style:justify-single-word="false"/>
      <style:text-properties fo:color="#000000" fo:font-size="12pt" fo:font-weight="bold" officeooo:rsid="00796142" officeooo:paragraph-rsid="00796142"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color="#000000" fo:font-size="12pt" fo:font-weight="bold" officeooo:rsid="007a14b8" officeooo:paragraph-rsid="007a14b8" style:font-size-asian="12pt" style:font-weight-asian="bold" style:font-size-complex="12pt" style:font-weight-complex="bold"/>
    </style:style>
    <style:style style:name="P36" style:family="paragraph" style:parent-style-name="Standard">
      <style:paragraph-properties fo:text-align="justify" style:justify-single-word="false"/>
      <style:text-properties fo:color="#000000" fo:font-size="12pt" fo:font-weight="bold" officeooo:rsid="007bdae9" officeooo:paragraph-rsid="007bdae9" style:font-size-asian="12pt" style:font-weight-asian="bold" style:font-size-complex="12pt" style:font-weight-complex="bold"/>
    </style:style>
    <style:style style:name="P37" style:family="paragraph" style:parent-style-name="Standard">
      <style:paragraph-properties fo:text-align="justify" style:justify-single-word="false"/>
      <style:text-properties fo:color="#000000" fo:font-size="12pt" fo:font-weight="normal" officeooo:rsid="0059f78a" officeooo:paragraph-rsid="0059f78a"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color="#000000" fo:font-size="12pt" fo:font-weight="normal" officeooo:rsid="00647d25" officeooo:paragraph-rsid="00647d25"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color="#ff33ff" fo:font-size="12pt" fo:font-weight="bold" officeooo:rsid="004ad31f" officeooo:paragraph-rsid="004ad31f" style:font-size-asian="12pt" style:font-weight-asian="bold" style:font-size-complex="12pt" style:font-weight-complex="bold"/>
    </style:style>
    <style:style style:name="P40" style:family="paragraph" style:parent-style-name="Standard">
      <style:paragraph-properties fo:text-align="justify" style:justify-single-word="false"/>
      <style:text-properties fo:color="#ff33ff" fo:font-size="12pt" fo:font-weight="bold" officeooo:rsid="004ad31f" officeooo:paragraph-rsid="004c4b49" style:font-size-asian="12pt" style:font-weight-asian="bold" style:font-size-complex="12pt" style:font-weight-complex="bold"/>
    </style:style>
    <style:style style:name="P41" style:family="paragraph" style:parent-style-name="Standard">
      <style:paragraph-properties fo:text-align="justify" style:justify-single-word="false"/>
      <style:text-properties officeooo:rsid="006b1576" officeooo:paragraph-rsid="006b1576"/>
    </style:style>
    <style:style style:name="P42" style:family="paragraph" style:parent-style-name="Standard">
      <style:paragraph-properties fo:text-align="justify" style:justify-single-word="false"/>
      <style:text-properties officeooo:paragraph-rsid="006b1576"/>
    </style:style>
    <style:style style:name="P43" style:family="paragraph" style:parent-style-name="Standard">
      <style:paragraph-properties fo:text-align="justify" style:justify-single-word="false"/>
      <style:text-properties fo:color="#ff3333" fo:font-size="12pt" fo:font-weight="normal" officeooo:rsid="006b1576" officeooo:paragraph-rsid="006b1576" style:font-size-asian="12pt" style:font-weight-asian="normal" style:font-size-complex="12pt" style:font-weight-complex="normal"/>
    </style:style>
    <style:style style:name="P44" style:family="paragraph" style:parent-style-name="Standard">
      <style:paragraph-properties fo:text-align="center" style:justify-single-word="false"/>
      <style:text-properties fo:color="#6666ff" fo:font-size="16pt" fo:font-weight="bold" officeooo:rsid="0009c864" officeooo:paragraph-rsid="006f6499" style:font-size-asian="16pt" style:font-weight-asian="bold" style:font-size-complex="16pt" style:font-weight-complex="bold"/>
    </style:style>
    <style:style style:name="P45" style:family="paragraph" style:parent-style-name="Standard">
      <style:paragraph-properties fo:text-align="center" style:justify-single-word="false"/>
      <style:text-properties fo:color="#6666ff" fo:font-size="16pt" fo:font-weight="bold" officeooo:rsid="006f6499" officeooo:paragraph-rsid="006f6499" style:font-size-asian="16pt" style:font-weight-asian="bold" style:font-size-complex="16pt" style:font-weight-complex="bold"/>
    </style:style>
    <style:style style:name="P46" style:family="paragraph" style:parent-style-name="Standard">
      <style:paragraph-properties fo:text-align="justify" style:justify-single-word="false"/>
      <style:text-properties officeooo:rsid="006fc72e" officeooo:paragraph-rsid="006fc72e"/>
    </style:style>
    <style:style style:name="P47" style:family="paragraph" style:parent-style-name="Standard">
      <style:paragraph-properties fo:text-align="justify" style:justify-single-word="false"/>
      <style:text-properties fo:color="#cc66ff" fo:font-size="12pt" fo:font-weight="bold" officeooo:rsid="006fc72e" officeooo:paragraph-rsid="006fc72e" style:font-size-asian="12pt" style:font-weight-asian="bold" style:font-size-complex="12pt" style:font-weight-complex="bold"/>
    </style:style>
    <style:style style:name="P48" style:family="paragraph" style:parent-style-name="Standard">
      <style:paragraph-properties fo:text-align="justify" style:justify-single-word="false"/>
      <style:text-properties officeooo:rsid="000a0da2" officeooo:paragraph-rsid="007f89f0"/>
    </style:style>
    <style:style style:name="T1" style:family="text">
      <style:text-properties officeooo:rsid="0017cd0c"/>
    </style:style>
    <style:style style:name="T2" style:family="text">
      <style:text-properties officeooo:rsid="00192d2d"/>
    </style:style>
    <style:style style:name="T3" style:family="text">
      <style:text-properties officeooo:rsid="001b00aa"/>
    </style:style>
    <style:style style:name="T4" style:family="text">
      <style:text-properties fo:font-size="14pt" fo:font-weight="bold" style:font-size-asian="14pt" style:font-weight-asian="bold" style:font-size-complex="14pt" style:font-weight-complex="bold"/>
    </style:style>
    <style:style style:name="T5" style:family="text">
      <style:text-properties fo:color="#ff6600"/>
    </style:style>
    <style:style style:name="T6" style:family="text">
      <style:text-properties fo:color="#ff6600" fo:font-size="14pt" fo:font-weight="bold" style:font-size-asian="14pt" style:font-weight-asian="bold" style:font-size-complex="14pt" style:font-weight-complex="bold"/>
    </style:style>
    <style:style style:name="T7" style:family="text">
      <style:text-properties fo:color="#ff6600" fo:font-size="14pt" fo:font-weight="bold" officeooo:rsid="00192d2d" style:font-size-asian="14pt" style:font-weight-asian="bold" style:font-size-complex="14pt" style:font-weight-complex="bold"/>
    </style:style>
    <style:style style:name="T8" style:family="text">
      <style:text-properties fo:color="#ff6600" fo:font-size="14pt" style:font-size-asian="14pt" style:font-size-complex="14pt"/>
    </style:style>
    <style:style style:name="T9" style:family="text">
      <style:text-properties fo:color="#ff6600" fo:font-size="14pt" officeooo:rsid="00192d2d" style:font-size-asian="14pt" style:font-size-complex="14pt"/>
    </style:style>
    <style:style style:name="T10" style:family="text">
      <style:text-properties fo:color="#000000" fo:font-size="12pt" fo:font-weight="normal" style:font-size-asian="12pt" style:font-weight-asian="normal" style:font-size-complex="12pt" style:font-weight-complex="normal"/>
    </style:style>
    <style:style style:name="T11" style:family="text">
      <style:text-properties fo:color="#000000" fo:font-size="12pt" fo:font-weight="normal" officeooo:rsid="0024ed96" style:font-size-asian="12pt" style:font-weight-asian="normal" style:font-size-complex="12pt" style:font-weight-complex="normal"/>
    </style:style>
    <style:style style:name="T12" style:family="text">
      <style:text-properties fo:color="#000000" fo:font-size="12pt" fo:font-weight="normal" officeooo:rsid="0026c3aa" style:font-size-asian="12pt" style:font-weight-asian="normal" style:font-size-complex="12pt" style:font-weight-complex="normal"/>
    </style:style>
    <style:style style:name="T13" style:family="text">
      <style:text-properties fo:color="#000000" fo:font-size="12pt" fo:font-weight="normal" officeooo:rsid="00271287" style:font-size-asian="12pt" style:font-weight-asian="normal" style:font-size-complex="12pt" style:font-weight-complex="normal"/>
    </style:style>
    <style:style style:name="T14" style:family="text">
      <style:text-properties fo:color="#000000" fo:font-size="12pt" fo:font-weight="normal" officeooo:rsid="002269d6" style:font-size-asian="12pt" style:font-weight-asian="normal" style:font-size-complex="12pt" style:font-weight-complex="normal"/>
    </style:style>
    <style:style style:name="T15" style:family="text">
      <style:text-properties fo:color="#000000" fo:font-size="12pt" fo:font-weight="normal" officeooo:rsid="007061c6" style:font-size-asian="12pt" style:font-weight-asian="normal" style:font-size-complex="12pt" style:font-weight-complex="normal"/>
    </style:style>
    <style:style style:name="T16" style:family="text">
      <style:text-properties fo:color="#000000" fo:font-size="12pt" style:font-size-asian="12pt" style:font-size-complex="12pt"/>
    </style:style>
    <style:style style:name="T17" style:family="text">
      <style:text-properties fo:color="#000000" fo:font-size="12pt" officeooo:rsid="00297113" style:font-size-asian="12pt" style:font-size-complex="12pt"/>
    </style:style>
    <style:style style:name="T18" style:family="text">
      <style:text-properties fo:color="#000000" fo:font-size="12pt" fo:font-weight="bold" style:font-size-asian="12pt" style:font-weight-asian="bold" style:font-size-complex="12pt" style:font-weight-complex="bold"/>
    </style:style>
    <style:style style:name="T19" style:family="text">
      <style:text-properties fo:color="#000000" fo:font-size="12pt" fo:font-weight="bold" officeooo:rsid="006b1576" style:font-size-asian="12pt" style:font-weight-asian="bold" style:font-size-complex="12pt" style:font-weight-complex="bold"/>
    </style:style>
    <style:style style:name="T20" style:family="text">
      <style:text-properties fo:color="#000000" fo:font-size="12pt" fo:font-weight="bold" officeooo:rsid="007061c6" style:font-size-asian="12pt" style:font-weight-asian="bold" style:font-size-complex="12pt" style:font-weight-complex="bold"/>
    </style:style>
    <style:style style:name="T21" style:family="text">
      <style:text-properties fo:color="#000000" fo:font-weight="normal" officeooo:rsid="007f89f0" style:font-weight-asian="normal" style:font-weight-complex="normal"/>
    </style:style>
    <style:style style:name="T22" style:family="text">
      <style:text-properties fo:color="#ff33ff"/>
    </style:style>
    <style:style style:name="T23" style:family="text">
      <style:text-properties fo:color="#ff33ff" fo:font-size="12pt" fo:font-weight="normal" style:font-size-asian="12pt" style:font-weight-asian="normal" style:font-size-complex="12pt" style:font-weight-complex="normal"/>
    </style:style>
    <style:style style:name="T24" style:family="text">
      <style:text-properties fo:color="#ff33ff" fo:font-size="12pt" fo:font-weight="normal" officeooo:rsid="0024ed96" style:font-size-asian="12pt" style:font-weight-asian="normal" style:font-size-complex="12pt" style:font-weight-complex="normal"/>
    </style:style>
    <style:style style:name="T25" style:family="text">
      <style:text-properties fo:color="#ff33ff" fo:font-size="12pt" fo:font-weight="normal" officeooo:rsid="0026c3aa" style:font-size-asian="12pt" style:font-weight-asian="normal" style:font-size-complex="12pt" style:font-weight-complex="normal"/>
    </style:style>
    <style:style style:name="T26" style:family="text">
      <style:text-properties fo:color="#ff33ff" fo:font-size="12pt" fo:font-weight="normal" officeooo:rsid="002269d6" style:font-size-asian="12pt" style:font-weight-asian="normal" style:font-size-complex="12pt" style:font-weight-complex="normal"/>
    </style:style>
    <style:style style:name="T27" style:family="text">
      <style:text-properties fo:color="#ff33ff" fo:font-size="12pt" officeooo:rsid="00271287" style:font-size-asian="12pt" style:font-size-complex="12pt"/>
    </style:style>
    <style:style style:name="T28" style:family="text">
      <style:text-properties fo:color="#ff33ff" officeooo:rsid="00588dd3"/>
    </style:style>
    <style:style style:name="T29" style:family="text">
      <style:text-properties fo:color="#ff33ff" officeooo:rsid="005ad5d0"/>
    </style:style>
    <style:style style:name="T30" style:family="text">
      <style:text-properties fo:color="#ff33ff" officeooo:rsid="0058b878"/>
    </style:style>
    <style:style style:name="T31" style:family="text">
      <style:text-properties fo:color="#ff33ff" officeooo:rsid="00600afe"/>
    </style:style>
    <style:style style:name="T32" style:family="text">
      <style:text-properties fo:color="#ffcc00" fo:font-size="12pt" officeooo:rsid="00297113" style:font-size-asian="12pt" style:font-size-complex="12pt"/>
    </style:style>
    <style:style style:name="T33" style:family="text">
      <style:text-properties fo:color="#ff9900" fo:font-size="12pt" style:font-size-asian="12pt" style:font-size-complex="12pt"/>
    </style:style>
    <style:style style:name="T34" style:family="text">
      <style:text-properties fo:color="#9999ff" fo:font-size="12pt" style:font-size-asian="12pt" style:font-size-complex="12pt"/>
    </style:style>
    <style:style style:name="T35" style:family="text">
      <style:text-properties fo:color="#9999ff" fo:font-size="12pt" officeooo:rsid="002af971" style:font-size-asian="12pt" style:font-size-complex="12pt"/>
    </style:style>
    <style:style style:name="T36" style:family="text">
      <style:text-properties fo:color="#9999ff" fo:font-size="12pt" officeooo:rsid="002269d6" style:font-size-asian="12pt" style:font-size-complex="12pt"/>
    </style:style>
    <style:style style:name="T37" style:family="text">
      <style:text-properties fo:color="#9999ff" fo:font-size="12pt" fo:font-weight="normal" style:font-size-asian="12pt" style:font-weight-asian="normal" style:font-size-complex="12pt" style:font-weight-complex="normal"/>
    </style:style>
    <style:style style:name="T38" style:family="text">
      <style:text-properties officeooo:rsid="002ba545"/>
    </style:style>
    <style:style style:name="T39" style:family="text">
      <style:text-properties fo:color="#6600ff" fo:font-weight="bold" style:font-weight-asian="bold" style:font-weight-complex="bold"/>
    </style:style>
    <style:style style:name="T40" style:family="text">
      <style:text-properties fo:color="#6600ff" fo:font-weight="bold" officeooo:rsid="001b00aa" style:font-weight-asian="bold" style:font-weight-complex="bold"/>
    </style:style>
    <style:style style:name="T41" style:family="text">
      <style:text-properties fo:color="#6600ff" fo:font-weight="bold" officeooo:rsid="0017cd0c" style:font-weight-asian="bold" style:font-weight-complex="bold"/>
    </style:style>
    <style:style style:name="T42" style:family="text">
      <style:text-properties fo:color="#ff3333"/>
    </style:style>
    <style:style style:name="T43" style:family="text">
      <style:text-properties fo:color="#ff3333" officeooo:rsid="00529e41"/>
    </style:style>
    <style:style style:name="T44" style:family="text">
      <style:text-properties fo:color="#ff3333" officeooo:rsid="0054c041"/>
    </style:style>
    <style:style style:name="T45" style:family="text">
      <style:text-properties fo:color="#ff3333" officeooo:rsid="00600afe"/>
    </style:style>
    <style:style style:name="T46" style:family="text">
      <style:text-properties fo:color="#ff3333" fo:font-size="12pt" fo:font-weight="bold" style:font-size-asian="12pt" style:font-weight-asian="bold" style:font-size-complex="12pt" style:font-weight-complex="bold"/>
    </style:style>
    <style:style style:name="T47" style:family="text">
      <style:text-properties fo:color="#ff3333" fo:font-size="12pt" fo:font-weight="normal" style:font-size-asian="12pt" style:font-weight-asian="normal" style:font-size-complex="12pt" style:font-weight-complex="normal"/>
    </style:style>
    <style:style style:name="T48" style:family="text">
      <style:text-properties fo:color="#ff3333" style:text-underline-style="solid" style:text-underline-width="auto" style:text-underline-color="font-color"/>
    </style:style>
    <style:style style:name="T49" style:family="text">
      <style:text-properties fo:color="#ff3333" style:text-underline-style="solid" style:text-underline-width="auto" style:text-underline-color="font-color" officeooo:rsid="007bf045"/>
    </style:style>
    <style:style style:name="T50" style:family="text">
      <style:text-properties fo:color="#ff3333" officeooo:rsid="007f89f0"/>
    </style:style>
    <style:style style:name="T51" style:family="text">
      <style:text-properties fo:color="#ff3333" fo:font-weight="bold" officeooo:rsid="007f89f0" style:font-weight-asian="bold" style:font-weight-complex="bold"/>
    </style:style>
    <style:style style:name="T52" style:family="text">
      <style:text-properties fo:color="#ff3333" fo:font-weight="normal" officeooo:rsid="007f89f0" style:font-weight-asian="normal" style:font-weight-complex="normal"/>
    </style:style>
    <style:style style:name="T53" style:family="text">
      <style:text-properties fo:color="#ff3333" officeooo:rsid="007f89f0" fo:background-color="#ffff00" loext:char-shading-value="0"/>
    </style:style>
    <style:style style:name="T54" style:family="text">
      <style:text-properties fo:color="#ff3333" officeooo:rsid="007f89f0" fo:background-color="#ffff00" loext:char-shading-value="0"/>
    </style:style>
    <style:style style:name="T55" style:family="text">
      <style:text-properties officeooo:rsid="004c4b49"/>
    </style:style>
    <style:style style:name="T56" style:family="text">
      <style:text-properties fo:color="#ff00ff" fo:font-size="12pt" fo:font-weight="normal" style:font-size-asian="12pt" style:font-weight-asian="normal" style:font-size-complex="12pt" style:font-weight-complex="normal"/>
    </style:style>
    <style:style style:name="T57" style:family="text">
      <style:text-properties officeooo:rsid="00529e41"/>
    </style:style>
    <style:style style:name="T58" style:family="text">
      <style:text-properties fo:color="#6666ff" officeooo:rsid="00529e41"/>
    </style:style>
    <style:style style:name="T59" style:family="text">
      <style:text-properties fo:color="#6666ff" officeooo:rsid="0054c041"/>
    </style:style>
    <style:style style:name="T60" style:family="text">
      <style:text-properties officeooo:rsid="0054c041"/>
    </style:style>
    <style:style style:name="T61" style:family="text">
      <style:text-properties officeooo:rsid="00588dd3"/>
    </style:style>
    <style:style style:name="T62" style:family="text">
      <style:text-properties officeooo:rsid="0058b878"/>
    </style:style>
    <style:style style:name="T63" style:family="text">
      <style:text-properties fo:color="#9900ff"/>
    </style:style>
    <style:style style:name="T64" style:family="text">
      <style:text-properties officeooo:rsid="00600afe"/>
    </style:style>
    <style:style style:name="T65" style:family="text">
      <style:text-properties fo:color="#9933ff"/>
    </style:style>
    <style:style style:name="T66" style:family="text">
      <style:text-properties officeooo:rsid="00684aa1"/>
    </style:style>
    <style:style style:name="T67" style:family="text">
      <style:text-properties fo:font-weight="normal" style:font-weight-asian="normal" style:font-weight-complex="normal"/>
    </style:style>
    <style:style style:name="T68" style:family="text">
      <style:text-properties fo:font-weight="normal" officeooo:rsid="00550270" style:font-weight-asian="normal" style:font-weight-complex="normal"/>
    </style:style>
    <style:style style:name="T69" style:family="text">
      <style:text-properties fo:font-weight="normal" officeooo:rsid="00588dd3" style:font-weight-asian="normal" style:font-weight-complex="normal"/>
    </style:style>
    <style:style style:name="T70" style:family="text">
      <style:text-properties fo:font-weight="normal" officeooo:rsid="00415022" style:font-weight-asian="normal" style:font-weight-complex="normal"/>
    </style:style>
    <style:style style:name="T71" style:family="text">
      <style:text-properties fo:font-weight="normal" officeooo:rsid="0058b878" style:font-weight-asian="normal" style:font-weight-complex="normal"/>
    </style:style>
    <style:style style:name="T72" style:family="text">
      <style:text-properties fo:color="#cc66ff"/>
    </style:style>
    <style:style style:name="T73" style:family="text">
      <style:text-properties fo:color="#cc66ff" fo:font-size="12pt" fo:font-weight="bold" style:font-size-asian="12pt" style:font-weight-asian="bold" style:font-size-complex="12pt" style:font-weight-complex="bold"/>
    </style:style>
    <style:style style:name="T74" style:family="text">
      <style:text-properties fo:color="#cc66ff" fo:font-size="12pt" fo:font-weight="bold" officeooo:rsid="007061c6" style:font-size-asian="12pt" style:font-weight-asian="bold" style:font-size-complex="12pt" style:font-weight-complex="bold"/>
    </style:style>
    <style:style style:name="T75" style:family="text">
      <style:text-properties fo:color="#cc66ff" fo:font-size="12pt" fo:font-weight="bold" officeooo:rsid="00684aa1" style:font-size-asian="12pt" style:font-weight-asian="bold" style:font-size-complex="12pt" style:font-weight-complex="bold"/>
    </style:style>
    <style:style style:name="T76" style:family="text">
      <style:text-properties fo:color="#cc66ff" fo:font-size="12pt" fo:font-weight="bold" officeooo:rsid="006b1576" style:font-size-asian="12pt" style:font-weight-asian="bold" style:font-size-complex="12pt" style:font-weight-complex="bold"/>
    </style:style>
    <style:style style:name="T77" style:family="text">
      <style:text-properties officeooo:rsid="007bf045"/>
    </style:style>
    <style:style style:name="T78" style:family="text">
      <style:text-properties fo:color="#66ff00"/>
    </style:style>
    <style:style style:name="T79" style:family="text">
      <style:text-properties fo:color="#ff0000" fo:font-weight="normal" officeooo:rsid="007f89f0"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here is some notes while I am learning Ubuntu Operate System!</text:p>
      <text:p text:style-name="P45">(Ask Ubuntu)</text:p>
      <text:p text:style-name="P4"><text:span text:style-name="T6">1--</text:span> Hard link : <text:span text:style-name="T57">ln command have different parm. Hard link means that the two files is connect together for backup the original files.If you edit any of the two files , it will be sync immedietely. If you delete the original file. It will make all files used. If you delete the copy file , it will keep the context of the original file. This command can not link the directory but single file. </text:span><text:span text:style-name="T43"><text:s/>ln A.txt B.txt</text:span></text:p>
      <text:p text:style-name="P48"><text:span text:style-name="T6">2--</text:span><text:span text:style-name="T5"> </text:span>Symbolic link: <text:span text:style-name="T57">This is different from the hard link. This command can link the directory. This one is more usefull than Hard link. <text:s/></text:span><text:span text:style-name="T43">ln <text:s/>-s A.txt B.txt <text:s text:c="2"/></text:span><text:span text:style-name="T54">There some other questions later:</text:span><text:span text:style-name="T21">When I am trying to link tow files, after doing this, while I am trying to open the link file,it return some error says that the origin file have already been broken! But it is no problems with the origin file! So I try the </text:span><text:span text:style-name="T79">absolute path</text:span><text:span text:style-name="T21"> to use the ln command, anf it then worked well! </text:span></text:p>
      <text:p text:style-name="P5"><text:span text:style-name="T6">3--</text:span> cat : <text:span text:style-name="T57">cat is a command which can read the .txt .py .c etc without opening the origin files. Used like this:</text:span><text:span text:style-name="T58"> cat filename.suffix</text:span><text:span text:style-name="T57"> <text:s/>zcat is another command which can read the zip files : </text:span><text:span text:style-name="T43">zcat filename.zip</text:span><text:span text:style-name="T57">.</text:span></text:p>
      <text:p text:style-name="P6"><text:span text:style-name="T6">4--</text:span> du -sb;df -i : <text:span text:style-name="T57">read the Memory and disk used and the information of the device.</text:span></text:p>
      <text:p text:style-name="P6"><text:span text:style-name="T6">5--</text:span><text:span text:style-name="T8"> </text:span>ln : <text:span text:style-name="T38">The explaination have already said in the point 1 and the point 2. </text:span></text:p>
      <text:p text:style-name="P7"><text:span text:style-name="T6">6--</text:span> fdisk : <text:span text:style-name="T43">fdisk /dev/sda1</text:span><text:span text:style-name="T57"> check the information of this device. The memory,sector,node and so on.</text:span></text:p>
      <text:p text:style-name="P7"><text:span text:style-name="T6">7--</text:span><text:span text:style-name="T4"> </text:span>df : <text:span text:style-name="T59">df /</text:span><text:span text:style-name="T60"> <text:s/>command is for checking all device.</text:span><text:span text:style-name="T44">df -i </text:span><text:span text:style-name="T60">more information about all the device.</text:span></text:p>
      <text:p text:style-name="P8"><text:span text:style-name="T6">8--</text:span> while there is a question about that : sudo apt-get update . Then there is two errors say:”<text:span text:style-name="T39">Could not get lock /var/lib/dpkg/lock</text:span>” .And “Unable to lock administration directory(/var/lib/dpkg),is anther process using it?”.</text:p>
      <text:p text:style-name="P8">That two error’s information tell us that we need to find out that whether there is anther process is using the dpkg. So we need to type anther command into the Terminal like that: <text:span text:style-name="T39">sudo lsof /var/lib/dpkg/lock</text:span>. Then it return some information like that :</text:p>
      <text:p text:style-name="P8">COMMAND <text:s text:c="2"/>PID <text:s text:c="4"/>USER <text:s text:c="4"/>FD <text:s text:c="4"/>TYPE <text:s text:c="2"/>DEVICE <text:s text:c="2"/>SIZE/OFF <text:s text:c="3"/>NODE <text:s text:c="8"/>NAME</text:p>
      <text:p text:style-name="P8"><text:s text:c="2"/>unattend <text:s text:c="6"/>9241 <text:s text:c="4"/>root <text:s text:c="5"/>5uW <text:s text:c="4"/>REG <text:s text:c="7"/>8,1 <text:s text:c="15"/>0 <text:s text:c="10"/>699848 <text:s/>/var/lib/dpkg/lock</text:p>
      <text:p text:style-name="P9">So, We need to kill the process like this :sudo kill -9 9214 .(The fromat: <text:span text:style-name="T42">sudo kill -9 &lt;PID&gt;</text:span>).</text:p>
      <text:p text:style-name="P10">After these steps ,I can run the system normally. Congratulations!</text:p>
      <text:p text:style-name="P1"><text:span text:style-name="T6">9--</text:span><text:span text:style-name="T4"> </text:span>when I moving the Ubuntu Terminal. It receive a command(Ctrl + C) to shutdown the process running in the <text:s/>Terminal. So need to solve this problem like this : Shutdown the processing running in your <text:span text:style-name="T1">Original system(Our Ubuntu is install in the Vmware as a Vitrual Machine), The named of the process is </text:span><text:span text:style-name="T41">YouDao Dictionary</text:span><text:span text:style-name="T1">!</text:span></text:p>
      <text:p text:style-name="P2"><text:span text:style-name="T6">10--</text:span><text:span text:style-name="T4"> </text:span>Error:Unable to find the remote helper for <text:a xlink:type="simple" xlink:href="https://When/" text:style-name="Internet_20_link" text:visited-style-name="Visited_20_Internet_20_Link">https:</text:a><text:a xlink:type="simple" xlink:href="https://When/" text:style-name="Internet_20_link" text:visited-style-name="Visited_20_Internet_20_Link"><text:span text:style-name="T3">When</text:span></text:a><text:span text:style-name="T3"> I was upload the C files into the remote repository, it show like this error. After finding the answer, It said that the path named /usr/lib/git-core is not in the System’s PATH. So what we need to do is to set the path to include the git-core path so that we can use the command of git: </text:span><text:span text:style-name="T40">PATH=$PATH:/usr/lib/git-core</text:span><text:span text:style-name="T3">.</text:span></text:p>
      <text:p text:style-name="P3"><text:span text:style-name="T6">11--</text:span><text:span text:style-name="T5"> </text:span>When I try to <text:span text:style-name="T39">change</text:span> my <text:span text:style-name="T39">authority</text:span> to be a <text:span text:style-name="T39">root</text:span>, It turn out to be that Authourity failure. So I am going to find the reason. At last it told me That I have not set the root’password before.We are asked to set a new password for root. We set the password for root used this command: sudo passwd root <text:s text:c="2"/>.After running this command, it asks you to input the password of user now time, then you need to enter the password for root.</text:p>
      <text:p text:style-name="P12">12-- <text:span text:style-name="T10">When I am using git to manage my code. </text:span></text:p>
      <text:p text:style-name="P12"><text:span text:style-name="T16">There is some steps for you to do this</text:span><text:span text:style-name="T17">(</text:span><text:span text:style-name="T32">This for you to update your code to the github.com!)</text:span><text:span text:style-name="T16">.</text:span></text:p>
      <text:p text:style-name="P11"><text:span text:style-name="T35"><text:s text:c="4"/></text:span><text:span text:style-name="T34">Step1 :</text:span><text:span text:style-name="T33"> </text:span><text:span text:style-name="T10"><text:s/>Go to the the file directory which you want to manage the code use the command ‘cd’. After yo u get into the directory, you need to use the first git command: </text:span><text:span text:style-name="T23">git init</text:span><text:span text:style-name="T10"> <text:s/>-→this command make the directory to be a local repository. The later steps is based on this directory.</text:span></text:p>
      <text:p text:style-name="P11"><text:soft-page-break/><text:span text:style-name="T37"><text:s text:c="3"/></text:span><text:span text:style-name="T34">Step2 : </text:span><text:span text:style-name="T11">You need to know the status of the directory, using this git command to get the status: </text:span><text:span text:style-name="T24">git status. </text:span><text:span text:style-name="T11">After you using this command. There show the status of the directory. Then you need to add these <text:s/>new <text:s text:c="3"/>files into the commit like this: </text:span><text:span text:style-name="T24">git add filename.</text:span></text:p>
      <text:p text:style-name="P13"><text:span text:style-name="T37"><text:s text:c="3"/></text:span><text:span text:style-name="T34">Step3 : </text:span><text:span text:style-name="T10">When you finished to add the new files into the commit. Now you can commit those files into the local repository. The command like this: </text:span><text:span text:style-name="T23">get commit -m filename</text:span><text:span text:style-name="T10">. After this step, you can check the status of the directory like this:</text:span><text:span text:style-name="T23">git status</text:span><text:span text:style-name="T10"> to insure that there is no files is new needed to be update.</text:span></text:p>
      <text:p text:style-name="P13"><text:span text:style-name="T37"><text:s text:c="3"/></text:span><text:span text:style-name="T34">Step4 : </text:span><text:span text:style-name="T10">There is two different positions. If you have not connect this local repository to the remote repository located in the service <text:s/>machine of the git.com. You need to do like this : </text:span><text:span text:style-name="T23">git remote add origin </text:span><text:a xlink:type="simple" xlink:href="https://github.com/user" text:style-name="Internet_20_link" text:visited-style-name="Visited_20_Internet_20_Link">https://github.com/user</text:a><text:span text:style-name="T23"> name/</text:span><text:span text:style-name="T25">repository’s name,git</text:span><text:span text:style-name="T12"> . </text:span><text:span text:style-name="T13">After this o peration, the local repository will link with the remote repository located in the service of github,com. </text:span><text:span text:style-name="T27">Notice: </text:span><text:span text:style-name="T13">We must insure that there have already make a repository in your github account of github.com. If you have already link your file s to the local repository with the repository in github.com, You just skip this step and read the next step.</text:span></text:p>
      <text:p text:style-name="P14"><text:span text:style-name="T37"><text:s text:c="2"/></text:span><text:span text:style-name="T34"><text:s/>Step5 :</text:span><text:span text:style-name="T16"> </text:span><text:span text:style-name="T10">After all those operations, The last step you need to do is :</text:span><text:span text:style-name="T56">git push -u origin master </text:span><text:span text:style-name="T10">.</text:span></text:p>
      <text:p text:style-name="P15"><text:span text:style-name="T16">There is some steps for you do this(</text:span><text:span text:style-name="T32">This is for you to clone the files from the github.com</text:span><text:span text:style-name="T16">).</text:span></text:p>
      <text:p text:style-name="P15"><text:span text:style-name="T16"><text:s text:c="3"/></text:span><text:span text:style-name="T36">Step1 :</text:span><text:span text:style-name="T14"> You don’t need to add a new directory in your local computer. You just need to <text:s/>type this in your Terminal : </text:span><text:span text:style-name="T26">git clone </text:span><text:a xlink:type="simple" xlink:href="https://github.com/githubusername/local-repository-name.git" text:style-name="Internet_20_link" text:visited-style-name="Visited_20_Internet_20_Link">https://github.com/githubusername/local-repository-name.git</text:a></text:p>
      <text:p text:style-name="P16"><text:span text:style-name="T2">13--</text:span><text:span text:style-name="T23"> </text:span><text:span text:style-name="T13">mkfs : The long form is : Make your file system</text:span></text:p>
      <text:p text:style-name="P17"><text:span text:style-name="T9">14--</text:span> badblocks : <text:span text:style-name="T68">This command is for you to check whither there are some break sectors in the memory device. It takes more time.</text:span></text:p>
      <text:p text:style-name="P17"><text:span text:style-name="T9">15-- </text:span>mount : <text:span text:style-name="T68">mount commad is important. If you want to operate some devices, it firstly should be mount on. Mount -l command means to show all the devices have been mount on. Mount /dev/sda1 means to mount on the device you want to mount, once mount on, you can use it.before you eject the devices , you should firstly umount the divice like this : umount /dev/sda1 . Then you can eject the device. For example(You want to operate your flash device):</text:span></text:p>
      <text:p text:style-name="P26"><text:span text:style-name="T63"><text:s text:c="3"/>Step1 :</text:span> df -i show all the device been connect to the operation system.</text:p>
      <text:p text:style-name="P26"><text:span text:style-name="T63"><text:s text:c="3"/>Step2 : </text:span>mkdir /media/flash To make a directory to operate the flash device with this file.</text:p>
      <text:p text:style-name="P26"><text:span text:style-name="T63"><text:s text:c="3"/>Step3 : </text:span>mount /dev/devicename /media/flash To mount the device on the system’s file.</text:p>
      <text:p text:style-name="P26"><text:span text:style-name="T63"><text:s text:c="3"/>Step4 : </text:span>Do what you want to do on the flash directory in order to operate the flash device.</text:p>
      <text:p text:style-name="P17"><text:span text:style-name="T9">16-- </text:span>umount : <text:span text:style-name="T28">umount /dev/sdb1</text:span></text:p>
      <text:p text:style-name="P18"><text:span text:style-name="T9">17-- </text:span>rm -rf : <text:span text:style-name="T28">rm -rf file’directory</text:span><text:span text:style-name="T61">.</text:span><text:span text:style-name="T69"> This command can directly delete the whole file directory.</text:span></text:p>
      <text:p text:style-name="P19"><text:span text:style-name="T9">18-- </text:span>cp -r : <text:span text:style-name="T28">cp -r /Original directory /Destination directory</text:span><text:span text:style-name="T61"> </text:span><text:span text:style-name="T69">Copy the whole directory.</text:span></text:p>
      <text:p text:style-name="P20"><text:span text:style-name="T9">19-- </text:span>dumpe2fs : </text:p>
      <text:p text:style-name="P20"><text:span text:style-name="T9">20--</text:span> e2label : <text:span text:style-name="T28">e2lable /dev/sab1 MM1994UESTC</text:span><text:span text:style-name="T61"> </text:span><text:span text:style-name="T69">Change the device name.</text:span></text:p>
      <text:p text:style-name="P21"><text:span text:style-name="T9">21-- </text:span>hdparm : <text:span text:style-name="T28">hdparm /dev/sda1</text:span><text:span text:style-name="T61"> </text:span><text:span text:style-name="T69">To show the parameters of device connect to the operate Sys.</text:span></text:p>
      <text:p text:style-name="P22"><text:span text:style-name="T9">22-- </text:span>Some file’s suffix inform us the compress type of the file: </text:p>
      <text:p text:style-name="P22">*.Z <text:s/><text:span text:style-name="T70">compressed by compress App</text:span></text:p>
      <text:p text:style-name="P22">*.gz <text:s/><text:span text:style-name="T70">compressed by gzip App</text:span></text:p>
      <text:p text:style-name="P22">*.bz2 <text:s/><text:span text:style-name="T70">compressed by bzip2 APP</text:span></text:p>
      <text:p text:style-name="P22">*.tar <text:s/><text:span text:style-name="T70">Have not been compressed, Open with tar App</text:span></text:p>
      <text:p text:style-name="P22">*.tar.gz <text:s/><text:span text:style-name="T70">packed by tar App, also been compressed by gzip App</text:span></text:p>
      <text:p text:style-name="P22">*.tar.bz2 <text:s/><text:span text:style-name="T70">Packed by tar App, also been compressed by bzip2 APP</text:span></text:p>
      <text:p text:style-name="P23">The Compress Command:</text:p>
      <text:p text:style-name="P23">gzip : </text:p>
      <text:p text:style-name="P23">bzip2 :</text:p>
      <text:p text:style-name="P24">gunzip :</text:p>
      <text:p text:style-name="P39">tar -<text:span text:style-name="T55">j</text:span>cv -ffilename.tar.bz2 filename</text:p>
      <text:p text:style-name="P39"><text:soft-page-break/>tar -<text:span text:style-name="T55">j</text:span>xv -ffilename.tar.bz2 <text:s/>-<text:span text:style-name="T55">C </text:span>filename</text:p>
      <text:p text:style-name="P40">tar -<text:span text:style-name="T55">z</text:span>cv -ffilename.tar.<text:span text:style-name="T55">gz</text:span> filename</text:p>
      <text:p text:style-name="P40">tar -<text:span text:style-name="T55">z</text:span>xv -ffilename.tar.<text:span text:style-name="T55">gz</text:span> <text:s/>-<text:span text:style-name="T55">C </text:span>filename</text:p>
      <text:p text:style-name="P23">The package Command:</text:p>
      <text:p text:style-name="P23">tar : <text:span text:style-name="T29">tar -c -ffiledirectoryname.tar <text:s/>original filename</text:span></text:p>
      <text:p text:style-name="P25"><text:span text:style-name="T9">23--</text:span><text:span text:style-name="T42"> </text:span>mv : <text:span text:style-name="T71">Acommad that can also change the filename</text:span><text:span text:style-name="T62">. </text:span><text:span text:style-name="T30">Mv A.txt B.txt</text:span></text:p>
      <text:p text:style-name="P37">This command also can be used as moving the file into another place.</text:p>
      <text:p text:style-name="P27"><text:span text:style-name="T9">24--</text:span> alias : <text:span text:style-name="T67">To rename the command with another name. </text:span>EG: <text:span text:style-name="T22">alias lm=’ls -al’ </text:span><text:span text:style-name="T67">means that to use the lm name to respect the command ls -al.</text:span></text:p>
      <text:p text:style-name="P27"><text:span text:style-name="T9">25--</text:span><text:span text:style-name="T45"> </text:span><text:span text:style-name="T31">declare -i number=$RANDOM*10/32768</text:span><text:span text:style-name="T64">; echo $number</text:span> </text:p>
      <text:p text:style-name="P28"><text:span text:style-name="T9">26--</text:span> history :</text:p>
      <text:p text:style-name="P29"><text:span text:style-name="T9">27-- </text:span><text:span text:style-name="T22">vim -r .filename.swp</text:span> : <text:s/><text:span text:style-name="T67">This command can help you to recovery the file that have not been saved before which suddenly be killed without saved.</text:span></text:p>
      <text:p text:style-name="P30"><text:span text:style-name="T9">28--</text:span> To install the MySQL on your Ubuntu Operation System.</text:p>
      <text:p text:style-name="P30"><text:span text:style-name="T65">Step1 :</text:span> <text:span text:style-name="T42">sudo apt-get install mysql-server</text:span></text:p>
      <text:p text:style-name="P30"><text:span text:style-name="T65">Step2 : </text:span><text:span text:style-name="T42">apt-get install my-client</text:span></text:p>
      <text:p text:style-name="P30"><text:span text:style-name="T65">Step3 : </text:span><text:span text:style-name="T42">sudo apt-get install libmysqlclient-dev</text:span></text:p>
      <text:p text:style-name="P38">After those steps , Let us check whether the Mysql-server been installed on our Ubuntu’system</text:p>
      <text:p text:style-name="P30"><text:span text:style-name="T67">Command:</text:span><text:span text:style-name="T42">sudo netstat -tap | grep mysql</text:span></text:p>
      <text:p text:style-name="P38">If ubuntu’s terminal shows that your mysql’socket is in listening means that the mysql-server has been installed successfully.</text:p>
      <text:p text:style-name="P31"><text:span text:style-name="T9">29-- </text:span>How to remove some App That we don’t want to use!</text:p>
      <text:p text:style-name="P31"><text:span text:style-name="T72">Step1 : </text:span>sudo apt-get remove mysql-server mysql-client mysql-common</text:p>
      <text:p text:style-name="P31"><text:span text:style-name="T72">Step2 : </text:span>sudo apt-get autoremove</text:p>
      <text:p text:style-name="P31"><text:span text:style-name="T72">Step3 : </text:span>sudo apt-get autoclean</text:p>
      <text:p text:style-name="P43">If you are trying to reinstall the mysql server ,and there is some problems,please redo the three <text:span text:style-name="T66">steps above and then execute the follow command as this :</text:span></text:p>
      <text:p text:style-name="P32"><text:span text:style-name="T72">Step4 : </text:span>sudo apt-get remove - -purge mysql-\*</text:p>
      <text:p text:style-name="P41"><text:span text:style-name="T75">S</text:span><text:span text:style-name="T73">tep5 : </text:span><text:span text:style-name="T18">sudo apt-get install <text:s/>- -reinstall mysql-common <text:s text:c="2"/></text:span><text:span text:style-name="T47"><text:s/>(The most important command!)</text:span></text:p>
      <text:p text:style-name="P42"><text:span text:style-name="T76">Step6 :</text:span><text:span text:style-name="T19"> sudo apt-get install mysql-server mysql-client</text:span></text:p>
      <text:p text:style-name="P46"><text:span text:style-name="T7">30-- </text:span><text:span text:style-name="T46">How to stop/start the mysql-server under ubuntu?</text:span></text:p>
      <text:p text:style-name="P46"><text:span text:style-name="T73">sudo service mysql start</text:span><text:span text:style-name="T18"> </text:span><text:span text:style-name="T15">(Notice:In order to prevent the system have already open the service for you while you continue try this start command ,</text:span><text:span text:style-name="T74"> sudo service mysql restart</text:span><text:span text:style-name="T20"> </text:span><text:span text:style-name="T15">is better!Also,you can use this command to find out while the mysql service is running:</text:span><text:span text:style-name="T20"> </text:span><text:span text:style-name="T74">service mysql status</text:span><text:span text:style-name="T20">)</text:span></text:p>
      <text:p text:style-name="P47">sudo service mysql stop</text:p>
      <text:p text:style-name="P33">sudo apt-get install ksnapshot</text:p>
      <text:p text:style-name="P34">sudo apt-get install –only-upgrade &lt;packagename&gt;</text:p>
      <text:p text:style-name="P35">31-- git reset HEAD~1 This command help you to cancel the local repository’s context to be commit to the remote sever.</text:p>
      <text:p text:style-name="P36"><text:span text:style-name="T78">32--</text:span> <text:span text:style-name="T48">A EVERY IMPORTANT NOTICE UNDER UBUNTU SYSTEM:</text:span>One day,I am programming a python script which is used to process some audio single. While I am lazy to typing the path of the audio.wav , unfortunately it doesn’t work. But I can’t really find what’s wrong with my project! It takes me about 1 hour to find out the reason! So,i suggest you to be diligent! Come on! <text:span text:style-name="T49">By the pass</text:span><text:span text:style-name="T77">, I get another skill when I am using python: if you are processing some numbers with type of float32 or float64 and so on. Notice That do not use the arange(N) function to create a one-demonsion sequence. It <text:s/>make the sequence to be interge not <text:s/>a float number!I suggest you to use the linspace(min,max,N) inste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in" draw:fill-image-height="0in"/>
      <style:paragraph-properties fo:hyphenation-ladder-count="no-limit" style:page-number="auto">
        <style:tab-stops/>
      </style:paragraph-properties>
      <style:text-properties style:font-size-asian="10.5pt"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7T22:08:01.317978707</meta:creation-date>
    <dc:date>2016-11-27T23:17:45.210878508</dc:date>
    <meta:editing-duration>PT14H52M55S</meta:editing-duration>
    <meta:editing-cycles>77</meta:editing-cycles>
    <meta:generator>LibreOffice/5.1.4.2$Linux_X86_64 LibreOffice_project/10m0$Build-2</meta:generator>
    <meta:document-statistic meta:table-count="0" meta:image-count="0" meta:object-count="0" meta:page-count="3" meta:paragraph-count="85" meta:word-count="1771" meta:character-count="10138" meta:non-whitespace-character-count="8297"/>
  </office:meta>
</office:document-meta>
</file>